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font-name="Consolas" fo:font-style="normal" style:font-style-asian="normal" style:font-style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2">
      <style:text-properties fo:font-style="normal" style:font-style-asian="normal" style:font-style-complex="normal"/>
    </style:style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P8" style:family="paragraph" style:parent-style-name="Standard" style:list-style-name="L4">
      <style:text-properties fo:font-style="normal" style:font-style-asian="normal" style:font-style-complex="normal"/>
    </style:style>
    <style:style style:name="P9" style:family="paragraph" style:parent-style-name="Standard" style:list-style-name="L5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L</text:p>
      <text:p text:style-name="Standard"/>
      <text:p text:style-name="Standard">Jedną z najbardziej potężnych cech C++ jest jego wsparcie dla programowania generycznego. Ta moc jest bezpośrednio odzwierciedlona w elastyczności biblioteki standardowej C++, zwłaszcza w kontenerach, iteratorach i algorytmach częściowych (partiam algorithms), oryginalnie znanych jako STL (Standard Template Library).</text:p>
      <text:p text:style-name="Standard"/>
      <text:p text:style-name="Standard">STL umożliwia programowanie generyczne w C++. Każdy generyczny algorytm może operować na <text:span text:style-name="T1">jakimkolwiek iteratorze dla którego są dostarczone niezbędne operacje. </text:span><text:span text:style-name="T2">Jest rozszerzalny: może wspierać nowe algorytmy, kontenery, iteratory.</text:span></text:p>
      <text:p text:style-name="P1"/>
      <text:p text:style-name="P1">PG: po co używać STL?</text:p>
      <text:list xml:id="list1685814975795862791" text:style-name="L1">
        <text:list-item>
          <text:p text:style-name="P5">Ponowne użycie: ”pisz mniej, rób więcej”</text:p>
          <text:list>
            <text:list-item>
              <text:p text:style-name="P5">Programista może wtedy skupić się na problemie od ręki</text:p>
            </text:list-item>
            <text:list-item>
              <text:p text:style-name="P5">Bezpieczna pod względem typów kompatybilność wtyczek pomiędzy komponentami STL</text:p>
            </text:list-item>
          </text:list>
        </text:list-item>
        <text:list-item>
          <text:p text:style-name="P5">Elastyczność</text:p>
          <text:list>
            <text:list-item>
              <text:p text:style-name="P5">Iteratory oddzielają algorytmy od kontenerów</text:p>
            </text:list-item>
            <text:list-item>
              <text:p text:style-name="P5">Łatwo espierane nieoczekiwane kombinacje</text:p>
            </text:list-item>
          </text:list>
        </text:list-item>
        <text:list-item>
          <text:p text:style-name="P5">Wydajność</text:p>
          <text:list>
            <text:list-item>
              <text:p text:style-name="P5">Szablony unikają zasobów wirtualnych funkcji</text:p>
            </text:list-item>
            <text:list-item>
              <text:p text:style-name="P5">ścisła uwaga na złożoność czasową algorytmów</text:p>
            </text:list-item>
          </text:list>
        </text:list-item>
      </text:list>
      <text:p text:style-name="P1"/>
      <text:p text:style-name="P1">SZABLONY</text:p>
      <text:p text:style-name="P1"/>
      <text:p text:style-name="P1">Szablony są jedną z głównych cech C++;</text:p>
      <text:p text:style-name="P1">Dostarczają sposób na dostarczanie generycznych typów i funkcji, bez kosztów czasu wykonania.</text:p>
      <text:p text:style-name="P1">Używają ”duck typing” bardziej niż interfejsów</text:p>
      <text:p text:style-name="P1"/>
      <text:p text:style-name="P1">Co to szablony?</text:p>
      <text:p text:style-name="P1"/>
      <text:p text:style-name="P3">template&lt;typename T&gt;</text:p>
      <text:p text:style-name="P3">T mult (T first, T last){</text:p>
      <text:p text:style-name="P3"><text:tab/>return first * last;</text:p>
      <text:p text:style-name="P3">}</text:p>
      <text:p text:style-name="P3"/>
      <text:p text:style-name="P3">mult(1,2); // OK</text:p>
      <text:p text:style-name="P3">mult(”hello”, ” world”); //Błąd</text:p>
      <text:p text:style-name="P3"/>
      <text:p text:style-name="P3">template&lt;typename T&gt;</text:p>
      <text:p text:style-name="P3">struct S;</text:p>
      <text:p text:style-name="P3"/>
      <text:p text:style-name="P3">template&lt;&gt;</text:p>
      <text:p text:style-name="P3">struct S&lt;int&gt;{</text:p>
      <text:p text:style-name="P3"><text:tab/>int f() { return 1; }</text:p>
      <text:p text:style-name="P3">};</text:p>
      <text:p text:style-name="P3"/>
      <text:p text:style-name="P3">template&lt;&gt;</text:p>
      <text:p text:style-name="P3">struct S&lt;float&gt;{</text:p>
      <text:p text:style-name="P3"><text:tab/>int f() { return 1.0; }</text:p>
      <text:p text:style-name="P3">};</text:p>
      <text:p text:style-name="P3"><text:soft-page-break/></text:p>
      <text:p text:style-name="P1">Problemy szablonów</text:p>
      <text:p text:style-name="P1"/>
      <text:p text:style-name="P1">Dostarczają język programowania czasu kompilacji który jest: kompletny pod względem Turinga</text:p>
      <text:p text:style-name="P1">Największą wadą szablonów jest radzenie sobie z błędami.</text:p>
      <text:p text:style-name="P1"/>
      <text:p text:style-name="P1">'popl06'</text:p>
      <text:p text:style-name="P1">Szablony w C++ są kluczem do projektowania obecnych odnoszących sukcesy, na topie bibliotek i systemów. Są podstawą technik programowania w różnych dziedzinach, począwszy od konwencjonalnego programowania ogólnego przeznaczenia do oprogramowania wbudowanych systemów bezpieczeństwa (safety-critical embedded systems). Aktualne prace nad ulepszaniem szablonów koncentrują się na pojęciu <text:span text:style-name="T1">konceptów</text:span>. (systemy typów dla szablonów). Co obiecuje znacznie poprawić diagnostykę błędów i zwiększyć ekspresywną moc, na przykład przeciążanie oparte na konceptach i częściową specjalizację funkcji szablonu (function template partial specialization). Ten dokument prezentuje szablony C++ z naciskiem na problemy związane z oddzielną kompilacją (separate compilation). Rozważamy problem jak wyrażać koncepty w sposób precyzyjny, który jest wystarczająco prosty, aby mógł być użyteczny przez zwykłych programistów. W ten sposób ujawniamy kilka słabych stron obecnej specyfikacji biblioteki standardowej C ++ i sugerujemy o wiele bardziej precyzyjną i kompletną specyfikację. Przedstawiamy także systematyczny sposób tłumaczenia naszych proponowanych definicji pojęć, opartych na wzorcach użycia, a nie sygnatur funkcji, na zestawy ograniczeń, które mogą służyć jako wygodne podstawy do sprawdzania konceptów w kompilatorze.</text:p>
      <text:p text:style-name="P1"/>
      <text:p text:style-name="P1">Wprowadzenie i przegląd</text:p>
      <text:p text:style-name="P1"/>
      <text:p text:style-name="P1">ISO Standard C++ bezpośrednio wspiera programowanie generyczne używając pojęcia <text:span text:style-name="T1">szablonu. </text:span>Szablony są niezbędne w języku C ++ do zbierania podobieństw abstrakcji przy zachowaniu optymalnej wydajności. Właściwości te są kluczowe dla sukcesu i szerokiej akceptacji Standardowej Biblioteki Szablonów (STL). Szablony zostały również użyte w celu zmniejszenia kary abstrakcji i 'code bloat' w systemach wbudowanych w stopniu niepraktycznym w konwencjonalnych systemach obiektowych. Są dwa kluczowe powody. Po pierwsze, tworzenie instancji szablonu łączy informacje zarówno z definicji, jak i kontekstu użycia. Oznacza to, że pełna informacja zarówno z wywołania i wywołanych kontekstów (włączając całą informację o typie) jest teraz dostępna dla generatora kodu. Obecnie generatory kodu są biegłe w <text:s/>używaniu tych informacji, aby zminimalizować czas wykonywania i / lub przestrzeń kodu. Kontrastuje to ze zwykłym przypadkiem w języku programowania obiektowego, w którym wywołujący i wywoływany są całkowicie oddzieleni przez interfejs polegający na pośrednich wywołaniach funkcji. Po drugie, szablon C ++ jest zazwyczaj domyślnie tworzony, jeśli tylko w przypadku, gdy jest używany w sposób istotny dla semantyki programu, automatycznie minimalizując stopień wykorzystania aplikacji. Jest to przeciwieństwo do systemów, które wymagają od programisty wyraźnego zarządzania instancjami, takimi jak Ada lub System F. </text:p>
      <text:p text:style-name="P1"/>
      <text:p text:style-name="P1">Opisana tu praca jest częścią wysiłku, aby zaprojektować system typu - zwany konceptami - dla typów C++ i wartości które mogą być użyte jako argumenty szablonu, które są obecnie z powodzeniem używane. Jest to kluczowa projektowa obawa względem "konceptów", że powinny być używalne przez programistów, którzy obecnie używają szablonów z powodzeniem. W jakiejś formie lub innej koncepty będą częścią poprawionego standardu ISO C ++, C ++ 0x. Niniejsza praca koncentruje się na konkretnym problemie: jak wyrażać definicje konceptów w sposób wystarczająco prosty i elastyczny w użyciu, ale wystarczająco precyzyjny do implementacji w obecnych kompilatorach C ++. Nasza notacja definicji konceptu opiera się na "wzorcach użycia", które można przetłumaczyć na zestaw sygnatur operacji przydatnych do sprawdzania typu. Zasadniczo koncepty są predykcjami czasu kompilacji dla typów i wartości (np. wartości int const). <text:soft-page-break/>Mogą być łączone ze zwykłymi operatorami logicznymi (and, or not). </text:p>
      <text:p text:style-name="P1"/>
      <text:p text:style-name="P1">W artykule omówiono koncepty szablonów C ++. Jednakże, podstawowe idee uogólniają się do systemu typu obsługującego polimorfizm parametryczny, popierający pewne formy wnioskowania typu lokalnego i rozszerza pojęcie nazw zależnych. Nasze wkłady obejmują rozwój oficjalnego frameworku do określania konceptów, wyjaśnienia wymagań biblioteki iteratora standardu C++ oraz precyzyjne sformułowanie konceptów iteratora. Koncepty różnią się od klas typu, które również działają jako predykaty nad typami. W szczególności koncepty radzą sobie z ogólnym przeciążaniem, włączając używanie tej samej nazwy dla funkcji o różnej liczbie argumentów i operacji z typami argumentu, które nie są generycznymi instancjami samych siebie.</text:p>
      <text:p text:style-name="P1"/>
      <text:p text:style-name="P1">Pozostała część papieru ma następującą strukturę:</text:p>
      <text:list xml:id="list4200710678709140457" text:style-name="L2">
        <text:list-item>
          <text:p text:style-name="P6">Sprawdzamy podstawowe właściwości szablonów, problemy z nich wynikające i wymagania dotyczące możliwych rozwiązań</text:p>
        </text:list-item>
        <text:list-item>
          <text:p text:style-name="P6">Przedstawiamy koncepty oparte na "wzorcach użycia" i algorytmie generowania zestawów ograniczeń dla argumentów szablonu. Stosujemy je do uproszczonych przykładów</text:p>
        </text:list-item>
        <text:list-item>
          <text:p text:style-name="P6">Stosujemy nasze koncepty do znanego ciężkiego problemu o istotnym znaczeniu praktycznym: określenie najniższych poziomów biblioteki iteracyjnej standardu C ++, ujawniając słabość</text:p>
        </text:list-item>
        <text:list-item>
          <text:p text:style-name="P6">Badamy ostatnie powiązane prace i krótko wyjaśniamy różnice między klasami typów i konceptami</text:p>
        </text:list-item>
        <text:list-item>
          <text:p text:style-name="P6">Przedstawiamy kilka wskazówek do przyszłych prac i podsumowujemy.</text:p>
        </text:list-item>
      </text:list>
      <text:p text:style-name="P1"/>
      <text:list xml:id="list7053098963609560120" text:style-name="L3">
        <text:list-item>
          <text:p text:style-name="P7">Problem</text:p>
        </text:list-item>
      </text:list>
      <text:p text:style-name="P1"/>
      <text:p text:style-name="P1">Prawie optymalna wydajność zaoferowana przez szablony ISO C++ niesie za sobą cenę w postaci bardzo słabego rozdzielenia między definicjami szablonów a ich zastosowaniem. W kodzie źródłowym C ++ pełna definicja szablonu jest jedynym wyrażeniem założeń dotyczących jego parametrów. Jednakże, pożądane jest sprawdzenie definicji szablonu niezależnie od jego zastosowania, a także sprawdzenie zastosowań niezależnie od definicji. W tym celu musimy zwięźle określić założenia oddzielnie od kodu w definicji szablonu. Krótko mówiąc, potrzebujemy systemu typu dla parametrów szablonu. Święty graal projektu konceptu C ++ to system, który pozwala na doskonałe oddzielne sprawdzanie definicji szablonów i zastosowań, bez utraty wyrazistej mocy lub wydajnośc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6157338017638096479" text:style-name="L5">
        <text:list-item>
          <text:list>
            <text:list-item>
              <text:p text:style-name="P9">Wydajność</text:p>
            </text:list-item>
          </text:list>
        </text:list-item>
      </text:list>
      <text:p text:style-name="P1">"Zachowanie dotychczasowych technik programowania szablonów" jest głównym wymogiem szablonów zawierających koncepty. Użytkownicy konceptów powinni nie tylko uzyskiwać lepsze sposoby wyrażania pomysłów i lepsze komunikaty o błędach, gdy popełnią błędy. Powinni również uzyskać wydajność co najmniej równą temu, co jest obecnie uzyskiwane za pomocą szablonów. Wszakże szablony odgrywają kluczową rolę w programowaniu C ++ dla kluczowych aplikacji. Ta wydajność ma trzy źródła:</text:p>
      <text:p text:style-name="P1"/>
      <text:list xml:id="list1101995318290129311" text:style-name="L4">
        <text:list-item>
          <text:p text:style-name="P8">wyeliminowanie wywołań funkcji na korzyść inliningu</text:p>
        </text:list-item>
        <text:list-item>
          <text:p text:style-name="P8">łączenie informacji z różnych kontekstów w celu lepszej optymalizacji</text:p>
        </text:list-item>
        <text:list-item>
          <text:p text:style-name="P8">unikanie generowania kodu dla niewykorzystanych funkcji</text:p>
        </text:list-item>
      </text:list>
      <text:p text:style-name="P1"/>
      <text:p text:style-name="P1">Pierwszy punkt nie jest specyficzny dla szablonów, ale ogólną cechą funkcji inline w C++. Jednakże inlining jest kluczowy dla drobno-granularnej (fine-grained) parametryzacji, jaka powszechnie stosuje się w bibliotece STL i innych bazujących na generycznych technikach programowania. Wydajność ta jest zarówno w czasie wykonania jak i w pamięci. Szablony, gdy dobrze użyte, jak opisane tu i użyte w głównych bibliotekach, mogą równocześnie zmniejszyć obie wydajnośc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Zbierowski</meta:initial-creator>
    <meta:creation-date>2017-08-24T14:51:33.72</meta:creation-date>
    <dc:date>2017-08-25T17:07:46.56</dc:date>
    <dc:creator>Maciej Zbierowski</dc:creator>
    <meta:editing-duration>PT6H8M43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4" meta:paragraph-count="57" meta:word-count="1145" meta:character-count="8559"/>
  </office:meta>
</office:document-meta>
</file>